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若說無線區域網路是明日之星，也許你會很納悶地跟我說「我並不需要它」。且</text:p>
      <text:p text:style-name="Preformatted_20_Text">慢，沒有任何事是完美的！雖然同軸電纜、雙絞線讓你成功地將數台、或數十台(</text:p>
      <text:p text:style-name="Preformatted_20_Text">這可能有點擁擠了)的電腦連接起來，而讓它們能夠互通訊息、分享資源，但是在</text:p>
      <text:p text:style-name="Preformatted_20_Text">有些情況下，這些「線」不僅礙眼，更是累贅，甚至不符合經濟效益，最糟的是</text:p>
      <text:p text:style-name="Preformatted_20_Text">並不是所有場合，都可以用這些「線」來解決一切問題。有了這樣的問題，自然</text:p>
      <text:p text:style-name="Preformatted_20_Text">就得有個像樣的辦法來解決它，最簡單的辦法是由人來扮演資料傳輸的媒介，將</text:p>
      <text:p text:style-name="Preformatted_20_Text">所要分享的資料放在磁片、硬碟上，然後將磁片、硬碟搬來搬去，這樣不但達到</text:p>
      <text:p text:style-name="Preformatted_20_Text">了資料傳輸的目的，也克服了不能用「線」來解決問題的場合。但這絕對不是個</text:p>
      <text:p text:style-name="Preformatted_20_Text">好辦法，聰明的人所想出來的聰明辦法，是無線區域網路。</text:p>
      <text:p text:style-name="Preformatted_20_Text">目前無線區域網路的產品，以傳輸介質來分，大抵可分為兩類。一類是利用無線</text:p>
      <text:p text:style-name="Preformatted_20_Text">電(Radio Frequency)來傳遞訊息，另外一種則是利用紅外線(Infrared)。不管無線電</text:p>
      <text:p text:style-name="Preformatted_20_Text">或是紅外線，它都是類比訊號，然而電腦處理的資料是數位的東西，因此要利用</text:p>
      <text:p text:style-name="Preformatted_20_Text">類比訊號傳送電腦所處理的數位資料，這中間必須要有能將數位訊號轉換成類比</text:p>
      <text:p text:style-name="Preformatted_20_Text">訊號的技巧，這技巧就叫做調變(Modulation)。</text:p>
      <text:p text:style-name="Preformatted_20_Text">【】</text:p>
      <text:p text:style-name="Preformatted_20_Text">直接序列及跳頻這兩種技巧有好有壞。直接序列的好處是便宜，而且實作容易，</text:p>
      <text:p text:style-name="Preformatted_20_Text">然而由於所有的人都使用相同的頻率，因此可能會有遠近的問題(Near-Far Effect)</text:p>
      <text:p text:style-name="Preformatted_20_Text">，也就是說，距離近的機器訊號強，容易霸佔整個頻道，而其他距離較遠的機器</text:p>
      <text:p text:style-name="Preformatted_20_Text">，因為訊號弱而一直被誤判成雜訊。為了解決這個問題，必須多添加一些功率控</text:p>
      <text:p text:style-name="Preformatted_20_Text">制的元件，然而卻增加了成本的負擔，而抵消了剛剛所提到的優點。而跳頻的好</text:p>
      <text:p text:style-name="Preformatted_20_Text">處就是因為不斷做換頻的動作，因此比較少受其他人干擾；然而為了不斷做換頻</text:p>
      <text:p text:style-name="Preformatted_20_Text">的動作，線路的設計較直接序列複雜，當然成本也高一些。</text:p>
      <text:p text:style-name="Preformatted_20_Text">談到這裡，相信你已經知道利用無線電當傳輸媒介的優點與缺點了，現在就讓我</text:p>
      <text:p text:style-name="Preformatted_20_Text">們換換口味，看看紅外線技術有啥特性。說到紅外線技術的原理，你可能會很陌</text:p>
      <text:p text:style-name="Preformatted_20_Text">生，不過說到看電視時，用來轉台、調整音量的遙控器，你一定不陌生。沒錯！</text:p>
      <text:p text:style-name="Preformatted_20_Text">用來控制電視的遙控器，就是利用紅外線來傳送你所要下達的命令，既然能傳送</text:p>
      <text:p text:style-name="Preformatted_20_Text">你所要下達的命令，那麼變化一下，顯然也是可以拿來傳送一般的資料。</text:p>
      <text:p text:style-name="Preformatted_20_Text">乍聽之下，這方式挺不錯的，而且比起無線電波有頻寬不足的窘境來說，紅外線</text:p>
      <text:p text:style-name="Preformatted_20_Text">還有不需要額外的展頻技巧的好處，然而紅外線卻有方向性限制的大包袱。想想</text:p>
      <text:p text:style-name="Preformatted_20_Text">看，當你要和鄰近的電腦分享檔案，你願意先用類似遙控器的東西瞄準對方一番</text:p>
      <text:p text:style-name="Preformatted_20_Text">，再開始傳送檔案嗎？瞄準一個不打緊，很多人一起分享資料的時候，你的手在</text:p>
      <text:p text:style-name="Preformatted_20_Text">資料傳完之前，大概就已經抽筋了。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32" meta:word-count="1017" meta:character-count="1067"/>
    <meta:generator>OpenOffice/4.1.1$Win32 OpenOffice.org_project/411m6$Build-9775</meta:generator>
  </office:meta>
</office:document-meta>
</file>